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Bean.d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gumentBindingTests.testParameterNameDiscoverWithReference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ointcutWithArgs.pointcutWithArg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gumentBindingTests.methodWithOneParam( String a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gumentBindingTests.testAnnotationArgumentNam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ointcutWithArgs.doAround( ProceedingJoinPoint pjp , String a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BindingTests.testBindingInPointcutUsedB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cutWithAnnotationArgument.around( ProceedingJoinPoint pjp , Transactional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